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1CEF0000166D000010C71714DA38.svg" manifest:media-type="image/svg+xml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00010000017C0000011CA078DD2D.png" manifest:media-type="image/png"/>
  <manifest:file-entry manifest:full-path="Pictures/100040760000166D000010C7D62A225E.svg" manifest:media-type="image/svg+xml"/>
  <manifest:file-entry manifest:full-path="Pictures/100000010000017C0000011C955EFCED.png" manifest:media-type="image/png"/>
  <manifest:file-entry manifest:full-path="Pictures/100000010000017C0000011CAE60BEDB.png" manifest:media-type="image/png"/>
  <manifest:file-entry manifest:full-path="Pictures/100024F90000166D000010C7C25F5197.svg" manifest:media-type="image/svg+xml"/>
  <manifest:file-entry manifest:full-path="Pictures/100000010000017C0000011C32085527.png" manifest:media-type="image/png"/>
  <manifest:file-entry manifest:full-path="Pictures/100000010000017C0000011C0AB3D3D7.png" manifest:media-type="image/png"/>
  <manifest:file-entry manifest:full-path="Pictures/100032630000166D000010C769799E33.svg" manifest:media-type="image/svg+xml"/>
  <manifest:file-entry manifest:full-path="Pictures/100000010000017C0000011CEC64163F.png" manifest:media-type="image/png"/>
  <manifest:file-entry manifest:full-path="Pictures/100000010000017C0000011C5A1FB856.png" manifest:media-type="image/png"/>
  <manifest:file-entry manifest:full-path="Pictures/100000010000017C0000011C6CA7CFCC.png" manifest:media-type="image/png"/>
  <manifest:file-entry manifest:full-path="Pictures/100000010000017C0000011C09D7FEA8.png" manifest:media-type="image/png"/>
  <manifest:file-entry manifest:full-path="Pictures/10001CFE0000166D000010C79BDD3CF0.svg" manifest:media-type="image/svg+xml"/>
  <manifest:file-entry manifest:full-path="Pictures/10001F8B0000166D000010C74F61F914.svg" manifest:media-type="image/svg+xml"/>
  <manifest:file-entry manifest:full-path="Pictures/100000010000017C0000011C493FFDBB.png" manifest:media-type="image/png"/>
  <manifest:file-entry manifest:full-path="Pictures/100019110000166D000010C7426B8E33.svg" manifest:media-type="image/svg+xml"/>
  <manifest:file-entry manifest:full-path="Pictures/100026F00000166D000010C7F395E5A7.svg" manifest:media-type="image/svg+xml"/>
  <manifest:file-entry manifest:full-path="Pictures/100000010000017C0000011CFFC8E0EB.png" manifest:media-type="image/png"/>
  <manifest:file-entry manifest:full-path="Pictures/100000010000017C0000011C53004EA5.png" manifest:media-type="image/png"/>
  <manifest:file-entry manifest:full-path="Pictures/100031A90000166D000010C7AD1674D8.svg" manifest:media-type="image/svg+xml"/>
  <manifest:file-entry manifest:full-path="Pictures/100000010000017C0000011CB18C4D3C.png" manifest:media-type="image/png"/>
  <manifest:file-entry manifest:full-path="Pictures/10001D970000166D000010C7495EF1A1.svg" manifest:media-type="image/svg+xml"/>
  <manifest:file-entry manifest:full-path="Pictures/100000010000017C0000011C144D21DD.png" manifest:media-type="image/png"/>
  <manifest:file-entry manifest:full-path="Pictures/10001A2B0000166D000010C7022610F1.svg" manifest:media-type="image/svg+xml"/>
  <manifest:file-entry manifest:full-path="Pictures/100000010000017C0000011C9ACEBE85.png" manifest:media-type="image/png"/>
  <manifest:file-entry manifest:full-path="Pictures/100011FD0000166D000010C73E740304.svg" manifest:media-type="image/svg+xml"/>
  <manifest:file-entry manifest:full-path="Pictures/100000010000017C0000011C6265D377.png" manifest:media-type="image/png"/>
  <manifest:file-entry manifest:full-path="Pictures/10002ED10000166D000010C726EBC163.svg" manifest:media-type="image/svg+xml"/>
  <manifest:file-entry manifest:full-path="Pictures/100000010000017C0000011C370BD2B3.png" manifest:media-type="image/png"/>
  <manifest:file-entry manifest:full-path="Pictures/100000010000017C0000011C012BBB54.png" manifest:media-type="image/png"/>
  <manifest:file-entry manifest:full-path="Pictures/100026D80000166D000010C76909A229.svg" manifest:media-type="image/svg+xml"/>
  <manifest:file-entry manifest:full-path="Pictures/100000010000017C0000011CC20BC3A0.png" manifest:media-type="image/png"/>
  <manifest:file-entry manifest:full-path="Pictures/10001A900000166D000010C70AEDB11A.svg" manifest:media-type="image/svg+xml"/>
  <manifest:file-entry manifest:full-path="Pictures/100023220000166D000010C759F70D98.svg" manifest:media-type="image/svg+xml"/>
  <manifest:file-entry manifest:full-path="Pictures/100000010000017C0000011CF1DF6B90.png" manifest:media-type="image/png"/>
  <manifest:file-entry manifest:full-path="Pictures/100015A90000166D000010C7B324D974.svg" manifest:media-type="image/svg+xml"/>
  <manifest:file-entry manifest:full-path="Pictures/100000010000017C0000011CAB7568B2.png" manifest:media-type="image/png"/>
  <manifest:file-entry manifest:full-path="Pictures/100019850000166D000010C7ECF2C27B.svg" manifest:media-type="image/svg+xml"/>
  <manifest:file-entry manifest:full-path="Pictures/100032470000166D000010C7D270CAB4.svg" manifest:media-type="image/svg+xml"/>
  <manifest:file-entry manifest:full-path="Pictures/10000001000000F1000001201F696A15.png" manifest:media-type="image/png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4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7C0000011C955EFCED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7C0000011CA078DD2D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7C0000011C32085527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7C0000011C0AB3D3D7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7C0000011C5A1FB856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7C0000011C493FFDBB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7C0000011CEC64163F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7C0000011CFFC8E0EB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7C0000011C53004EA5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7C0000011CB18C4D3C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7C0000011C144D21DD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7C0000011C9ACEBE85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7C0000011C6265D377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7C0000011C370BD2B3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7C0000011C012BBB54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7C0000011CC20BC3A0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7C0000011C09D7FEA8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7C0000011CF1DF6B90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7C0000011CAB7568B2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7C0000011C6CA7CFCC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20.052cm" svg:y="19.39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8.317cm" svg:y="14.725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7C0000011C012BBB54.png" xlink:type="simple" xlink:show="embed" xlink:actuate="onLoad" draw:mime-type="image/png"/>
          </draw:frame>
          <draw:frame draw:style-name="gr2" draw:text-style-name="P3" draw:layer="layout" svg:width="0.883cm" svg:height="0.837cm" svg:x="20.216cm" svg:y="16.512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0.947cm" svg:height="0.66cm" svg:x="21.417cm" svg:y="15.613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connector draw:style-name="gr1" draw:text-style-name="P2" draw:layer="layout" draw:type="line" svg:x1="20.632cm" svg:y1="18.189cm" svg:x2="20.615cm" svg:y2="19.395cm" draw:start-shape="id1" draw:start-glue-point="2" draw:end-shape="id2" draw:end-glue-point="0" svg:d="M20632 18189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18.276cm" svg:y1="14.035cm" svg:x2="20.66cm" svg:y2="16.25cm" draw:end-shape="id1" draw:end-glue-point="4" svg:d="M18276 14035l2384 2215" svg:viewBox="0 0 2385 2216">
          <text:p text:style-name="P1"><text:span text:style-name="T1">~ <text:s text:c="3"/></text:span></text:p>
        </draw:connector>
        <draw:connector draw:style-name="gr1" draw:text-style-name="P2" draw:layer="layout" draw:type="line" svg:x1="23.388cm" svg:y1="13.935cm" svg:x2="21.803cm" svg:y2="15.361cm" draw:end-shape="id1" draw:end-glue-point="5" svg:d="M23388 13935l-1585 1426" svg:viewBox="0 0 1586 1427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7C0000011CAE60BEDB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7.936cm" svg:y="11.2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F1000001201F696A15.png" xlink:type="simple" xlink:show="embed" xlink:actuate="onLoad" draw:mime-type="image/png"/>
          </draw:frame>
        </draw:g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21.082cm" svg:y="10.414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7C0000011C955EFCED.png" xlink:type="simple" xlink:show="embed" xlink:actuate="onLoad" draw:mime-type="image/png"/>
            </draw:frame>
            <draw:frame draw:style-name="gr2" draw:text-style-name="P3" draw:layer="layout" svg:width="1.324cm" svg:height="0.752cm" svg:x="23.073cm" svg:y="11.418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15.748cm" svg:y="10.54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7C0000011C6265D377.png" xlink:type="simple" xlink:show="embed" xlink:actuate="onLoad" draw:mime-type="image/png"/>
          </draw:frame>
          <draw:frame draw:style-name="gr2" draw:text-style-name="P3" draw:layer="layout" svg:width="0.86cm" svg:height="1.247cm" svg:x="19.15cm" svg:y="11.393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0.651cm" svg:height="1.247cm" svg:x="16.151cm" svg:y="11.394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Rasmus Bååth</meta:initial-creator>
    <meta:creation-date>2013-10-23T15:09:14</meta:creation-date>
    <dc:date>2025-03-09T22:20:31.721167900</dc:date>
    <meta:editing-duration>P1DT1H11M39S</meta:editing-duration>
    <meta:editing-cycles>28</meta:editing-cycles>
    <meta:generator>LibreOffice/25.2.1.2$Windows_X86_64 LibreOffice_project/d3abf4aee5fd705e4a92bba33a32f40bc4e56f49</meta:generator>
    <meta:document-statistic meta:object-count="110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i>h</mi>
    <annotation encoding="StarMath 5.0">h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1/content.xml><?xml version="1.0" encoding="utf-8"?>
<math xmlns="http://www.w3.org/1998/Math/MathML" display="block">
  <semantics>
    <mi mathvariant="normal">μ</mi>
    <annotation encoding="StarMath 5.0">%mu</annotation>
  </semantics>
</math>
</file>

<file path=Object 5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{ %sigma }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